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a134a" officeooo:paragraph-rsid="000a134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bab61" officeooo:paragraph-rsid="000bab6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bab61" officeooo:paragraph-rsid="000dbcc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dbcc9" officeooo:paragraph-rsid="000dbcc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6fc" style:font-weight-asian="bold" style:font-weight-complex="bold"/>
    </style:style>
    <style:style style:name="T3" style:family="text">
      <style:text-properties officeooo:rsid="000c56fc"/>
    </style:style>
    <style:style style:name="T4" style:family="text">
      <style:text-properties officeooo:rsid="000cb648"/>
    </style:style>
    <style:style style:name="T5" style:family="text">
      <style:text-properties fo:font-style="italic" officeooo:rsid="000c56f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c56fc" style:font-style-asian="normal" style:font-style-complex="normal"/>
    </style:style>
    <style:style style:name="T8" style:family="text">
      <style:text-properties fo:font-style="normal" officeooo:rsid="000dbcc9" style:font-style-asian="normal" style:font-style-complex="normal"/>
    </style:style>
    <style:style style:name="T9" style:family="text">
      <style:text-properties fo:font-style="normal" fo:font-weight="bold" officeooo:rsid="000dbcc9" style:font-style-asian="normal" style:font-weight-asian="bold" style:font-style-complex="normal" style:font-weight-complex="bold"/>
    </style:style>
    <style:style style:name="T10" style:family="text">
      <style:text-properties style:text-position="super 58%" fo:font-style="normal" officeooo:rsid="000dbcc9" style:font-style-asian="normal" style:font-style-complex="normal"/>
    </style:style>
    <style:style style:name="T11" style:family="text">
      <style:text-properties style:text-position="0% 100%" fo:font-style="normal" officeooo:rsid="000dbcc9" style:font-style-asian="normal" style:font-style-complex="normal"/>
    </style:style>
    <style:style style:name="T12" style:family="text">
      <style:text-properties style:text-position="0% 100%" fo:font-style="normal" fo:font-weight="bold" officeooo:rsid="000dbcc9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9/66</text:p>
      <text:p text:style-name="P2"><text:tab/>Explicacio Diapos:</text:p>
      <text:p text:style-name="P2"><text:tab/>PC es el <text:span text:style-name="T1">Contador de Programa</text:span>, cada vegada que li arriba una senyal al Pcin (es un senyal de control), suma 4, així que aniria passant una instruccio a la següent. Recorda Andreu que les instruccions ocupen 4B cadascuna, per aixo puja de 4 en 4. </text:p>
      <text:p text:style-name="P2"><text:tab/>El PC li diu a la memoria de control quina instruccio treure i aquesta la pasa al RI.</text:p>
      <text:p text:style-name="P2"><text:tab/><text:span text:style-name="T1">RI Registre d’instruccions.</text:span> </text:p>
      <text:p text:style-name="P2"/>
      <text:p text:style-name="P3">40/66</text:p>
      <text:p text:style-name="P3"/>
      <text:p text:style-name="P3"><text:tab/>La lectura i la escritura utilitza 5 bits per a saber quin registre llegir i sempre tornara 32 bits, perque els registres son de 32 bits. </text:p>
      <text:p text:style-name="P3"><text:tab/>Tenim 2 de lectura i 2 d’escriptura simultanea perque algunes ordres necesiten llegur de 2 registres a la vegada. Els add per exemple lliguen de dos registres a la vegada <text:span text:style-name="T4">(rs i rt), pero hi han altres que no i nomes gastaran el seu registre.</text:span> </text:p>
      <text:p text:style-name="P3"><text:tab/><text:span text:style-name="T3">La </text:span><text:span text:style-name="T2">extensio de signe</text:span><text:span text:style-name="T3"> es afegir per l’esquerra zeros fins completar els 32 bits (si es positiu) o unos fins completar 32 bits (si es negatiu).</text:span><text:span text:style-name="T5"> La extensio de signe no se fa en totes les instruccions, en les R per exemple no caldria.</text:span></text:p>
      <text:p text:style-name="P3"><text:span text:style-name="T7"/></text:p>
      <text:p text:style-name="P5"><text:span text:style-name="T7">4</text:span><text:span text:style-name="T6">2/66</text:span></text:p>
      <text:p text:style-name="P4"><text:span text:style-name="T7"><text:tab/></text:span><text:span text:style-name="T8">La </text:span><text:span text:style-name="T9">ALU</text:span><text:span text:style-name="T8"> te 64 entrades. 2 grups de 32 bits i una eixida de 32 bits. </text:span></text:p>
      <text:p text:style-name="P4"><text:span text:style-name="T8"><text:tab/>Ademes te tres entrades per a seleccionar la operació </text:span><text:span text:style-name="T9">OpALU</text:span><text:span text:style-name="T8">, que ens permet seleccionar fins a 8 operacions. 2</text:span><text:span text:style-name="T10">3</text:span><text:span text:style-name="T11"> = 8</text:span></text:p>
      <text:p text:style-name="P4"><text:span text:style-name="T11"/></text:p>
      <text:p text:style-name="P4"><text:span text:style-name="T11"/></text:p>
      <text:p text:style-name="P4"><text:span text:style-name="T11"><text:tab/>Si la instruccio carregada en el RI es un load/store, utilitzem la </text:span><text:span text:style-name="T12">memoria de dades </text:span><text:span text:style-name="T11">perque se necessita llegir o escriur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TC TEMA 1<text:tab/><text:tab/>Andreu Mut Porte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5T10:21:56.550000000</meta:creation-date>
    <dc:date>2020-09-22T12:19:07.370000000</dc:date>
    <meta:editing-duration>PT53M26S</meta:editing-duration>
    <meta:editing-cycles>1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4" meta:word-count="251" meta:character-count="1347" meta:non-whitespace-character-count="1093"/>
  </office:meta>
</office:document-meta>
</file>